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="solid" draw:fill-color="#000000" draw:textarea-vertical-align="middle"/>
    </style:style>
    <style:style style:name="gr4" style:family="graphic" style:parent-style-name="standard">
      <style:graphic-properties svg:stroke-color="#000000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62cm"/>
    </style:style>
    <style:style style:name="gr6" style:family="graphic" style:parent-style-name="standard">
      <style:graphic-properties draw:stroke="none" svg:stroke-color="#000000" draw:fill="none" draw:fill-color="#ffffff" fo:min-height="2.798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rect draw:style-name="gr1" draw:text-style-name="P1" draw:layer="controls" svg:width="6.096cm" svg:height="4.826cm" svg:x="3.159cm" svg:y="6.08cm">
          <text:p text:style-name="P1">RPP board</text:p>
        </draw:rect>
        <draw:rect draw:style-name="gr1" draw:text-style-name="P1" draw:layer="controls" svg:width="8.255cm" svg:height="3.175cm" svg:x="6.461cm" svg:y="1.254cm">
          <text:p text:style-name="P1">PC</text:p>
          <text:p text:style-name="P1">(TCP server&amp;humusoft card)</text:p>
        </draw:rect>
        <draw:rect draw:style-name="gr1" draw:text-style-name="P1" draw:layer="controls" svg:width="7.747cm" svg:height="6.477cm" svg:x="12.684cm" svg:y="6.08cm">
          <text:p text:style-name="P1">test board</text:p>
        </draw:rect>
        <draw:rect draw:style-name="gr1" draw:text-style-name="P1" draw:layer="controls" svg:width="2.667cm" svg:height="2.286cm" svg:x="14.462cm" svg:y="12.811cm">
          <text:p text:style-name="P1">switch</text:p>
          <text:p text:style-name="P1">board</text:p>
        </draw:rect>
        <draw:rect draw:style-name="gr1" draw:text-style-name="P1" xml:id="id9" draw:id="id9" draw:layer="controls" svg:width="4.699cm" svg:height="3.048cm" svg:x="3.921cm" svg:y="15.732cm">
          <text:p text:style-name="P1">power source</text:p>
        </draw:rect>
        <draw:line draw:style-name="gr2" draw:text-style-name="P1" xml:id="id2" draw:id="id2" draw:layer="controls" svg:x1="3.921cm" svg:y1="14.843cm" svg:x2="1.762cm" svg:y2="14.843cm">
          <text:p/>
        </draw:line>
        <draw:line draw:style-name="gr2" draw:text-style-name="P1" xml:id="id1" draw:id="id1" draw:layer="controls" svg:x1="3.159cm" svg:y1="7.096cm" svg:x2="1.762cm" svg:y2="7.096cm">
          <text:p/>
        </draw:line>
        <draw:connector draw:style-name="gr3" draw:text-style-name="P1" draw:layer="controls" svg:x1="1.762cm" svg:y1="7.096cm" svg:x2="1.762cm" svg:y2="14.843cm" draw:start-shape="id1" draw:start-glue-point="3" draw:end-shape="id2" draw:end-glue-point="3" svg:d="m1762 7096v7747">
          <text:p/>
        </draw:connector>
        <draw:line draw:style-name="gr2" draw:text-style-name="P1" xml:id="id3" draw:id="id3" draw:layer="controls" svg:x1="3.159cm" svg:y1="10.398cm" svg:x2="2.524cm" svg:y2="10.398cm">
          <text:p/>
        </draw:line>
        <draw:line draw:style-name="gr2" draw:text-style-name="P1" xml:id="id4" draw:id="id4" draw:layer="controls" svg:x1="14.462cm" svg:y1="14.208cm" svg:x2="2.524cm" svg:y2="14.208cm">
          <text:p/>
        </draw:line>
        <draw:connector draw:style-name="gr4" draw:text-style-name="P1" draw:layer="controls" svg:x1="2.524cm" svg:y1="10.398cm" svg:x2="2.524cm" svg:y2="14.208cm" draw:start-shape="id3" draw:start-glue-point="3" draw:end-shape="id4" draw:end-glue-point="3" svg:d="m2524 10398v3810">
          <text:p/>
        </draw:connector>
        <draw:line draw:style-name="gr2" draw:text-style-name="P1" draw:layer="controls" svg:x1="6.969cm" svg:y1="4.429cm" svg:x2="6.969cm" svg:y2="6.08cm">
          <text:p/>
        </draw:line>
        <draw:line draw:name="humusoft" draw:style-name="gr2" draw:text-style-name="P1" draw:layer="controls" svg:x1="14.081cm" svg:y1="4.429cm" svg:x2="14.081cm" svg:y2="6.08cm">
          <svg:title>humusoft</svg:title>
          <text:p/>
        </draw:line>
        <draw:line draw:style-name="gr2" draw:text-style-name="P1" xml:id="id6" draw:id="id6" draw:layer="controls" svg:x1="9.255cm" svg:y1="7.35cm" svg:x2="10.525cm" svg:y2="7.35cm">
          <text:p/>
        </draw:line>
        <draw:line draw:style-name="gr2" draw:text-style-name="P1" xml:id="id5" draw:id="id5" draw:layer="controls" svg:x1="14.462cm" svg:y1="13.446cm" svg:x2="10.525cm" svg:y2="13.446cm">
          <text:p/>
        </draw:line>
        <draw:connector draw:style-name="gr4" draw:text-style-name="P1" draw:layer="controls" svg:x1="10.525cm" svg:y1="13.446cm" svg:x2="10.525cm" svg:y2="7.35cm" draw:start-shape="id5" draw:start-glue-point="3" draw:end-shape="id6" draw:end-glue-point="1" svg:d="m10525 13446v-6096">
          <text:p/>
        </draw:connector>
        <draw:line draw:style-name="gr2" draw:text-style-name="P1" draw:layer="controls" svg:x1="15.859cm" svg:y1="12.557cm" svg:x2="15.859cm" svg:y2="12.811cm">
          <text:p/>
        </draw:line>
        <draw:line draw:style-name="gr2" draw:text-style-name="P1" draw:layer="controls" svg:x1="9.255cm" svg:y1="8.747cm" svg:x2="12.684cm" svg:y2="8.747cm">
          <text:p/>
        </draw:line>
        <draw:line draw:style-name="gr2" draw:text-style-name="P1" xml:id="id8" draw:id="id8" draw:layer="controls" svg:x1="12.684cm" svg:y1="11.668cm" svg:x2="12.049cm" svg:y2="11.668cm">
          <text:p/>
        </draw:line>
        <draw:connector draw:style-name="gr4" draw:text-style-name="P1" draw:layer="controls" svg:x1="6.27cm" svg:y1="14.843cm" svg:x2="12.049cm" svg:y2="11.668cm" draw:start-shape="id7" draw:start-glue-point="0" draw:end-shape="id8" draw:end-glue-point="3" svg:d="m6270 14843h2890v-3175h2889">
          <text:p/>
        </draw:connector>
        <draw:connector draw:style-name="gr4" draw:text-style-name="P1" xml:id="id7" draw:id="id7" draw:layer="controls" svg:x1="3.921cm" svg:y1="14.843cm" svg:x2="6.27cm" svg:y2="15.732cm" draw:start-shape="id2" draw:start-glue-point="1" draw:end-shape="id9" draw:end-glue-point="0" svg:d="m3921 14843h2349v889">
          <text:p/>
        </draw:connector>
        <draw:frame draw:style-name="gr5" draw:text-style-name="P2" draw:layer="layout" svg:width="2.159cm" svg:height="1.012cm" svg:x="6.842cm" svg:y="4.937cm">
          <draw:text-box>
            <text:p text:style-name="P2"><text:span text:style-name="T1">RS232</text:span></text:p>
          </draw:text-box>
        </draw:frame>
        <draw:frame draw:style-name="gr5" draw:text-style-name="P2" draw:layer="layout" svg:width="2.667cm" svg:height="1.012cm" svg:x="14.208cm" svg:y="4.814cm">
          <draw:text-box>
            <text:p text:style-name="P2"><text:span text:style-name="T1">humusoft</text:span></text:p>
          </draw:text-box>
        </draw:frame>
        <draw:frame draw:style-name="gr5" draw:text-style-name="P2" draw:layer="layout" svg:width="2.159cm" svg:height="1.012cm" svg:x="10.652cm" svg:y="12.688cm">
          <draw:text-box>
            <text:p text:style-name="P2"><text:span text:style-name="T1">LOUT</text:span></text:p>
          </draw:text-box>
        </draw:frame>
        <draw:frame draw:style-name="gr5" draw:text-style-name="P2" draw:layer="layout" svg:width="3.302cm" svg:height="1.012cm" svg:x="4.81cm" svg:y="13.446cm">
          <draw:text-box>
            <text:p text:style-name="P2"><text:span text:style-name="T1">HOUT&amp;HBR</text:span></text:p>
          </draw:text-box>
        </draw:frame>
        <draw:frame draw:style-name="gr5" draw:text-style-name="P2" draw:layer="layout" svg:width="3.175cm" svg:height="1.012cm" svg:x="6.207cm" svg:y="14.843cm">
          <draw:text-box>
            <text:p text:style-name="P2"><text:span text:style-name="T1">+12V&amp;GND</text:span></text:p>
          </draw:text-box>
        </draw:frame>
        <draw:frame draw:style-name="gr6" draw:text-style-name="P2" draw:layer="layout" svg:width="2.159cm" svg:height="3.048cm" svg:x="10.906cm" svg:y="7.604cm">
          <draw:text-box>
            <text:p text:style-name="P2"><text:span text:style-name="T1">DAC</text:span></text:p>
            <text:p text:style-name="P2"><text:span text:style-name="T1">DIN</text:span></text:p>
            <text:p text:style-name="P2"><text:span text:style-name="T1">MOUT</text:span></text:p>
            <text:p text:style-name="P2"><text:span text:style-name="T1">AD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20T10:06:20.51</meta:creation-date>
    <meta:generator>OpenOffice.org/3.4.1$Win32 OpenOffice.org_project/341m1$Build-9593</meta:generator>
    <dc:date>2013-08-20T15:24:41.60</dc:date>
    <meta:editing-duration>PT45M41S</meta:editing-duration>
    <meta:editing-cycles>5</meta:editing-cycles>
    <meta:document-statistic meta:object-count="27"/>
  </office:meta>
</office:document-meta>
</file>